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_5f_lexical_5f_additions" style:display-name="Table_lexical_additions" style:family="table">
      <style:table-properties style:width="17cm" table:align="margins"/>
    </style:style>
    <style:style style:name="Table_5f_lexical_5f_additions.A" style:display-name="Table_lexical_additions.A" style:family="table-column">
      <style:table-column-properties style:column-width="8.5cm" style:rel-column-width="32767*"/>
    </style:style>
    <style:style style:name="Table_5f_lexical_5f_additions.B" style:display-name="Table_lexical_additions.B" style:family="table-column">
      <style:table-column-properties style:column-width="8.5cm" style:rel-column-width="32768*"/>
    </style:style>
    <style:style style:name="Table_5f_lexical_5f_additions.A1" style:display-name="Table_lexical_additions.A1" style:family="table-cell">
      <style:table-cell-properties fo:padding="0.097cm" fo:border-left="0.05pt solid #000000" fo:border-right="none" fo:border-top="0.05pt solid #000000" fo:border-bottom="0.05pt solid #000000"/>
    </style:style>
    <style:style style:name="Table_5f_lexical_5f_additions.B1" style:display-name="Table_lexical_additions.B1" style:family="table-cell">
      <style:table-cell-properties fo:padding="0.097cm" fo:border="0.05pt solid #000000"/>
    </style:style>
    <style:style style:name="Table_5f_lexical_5f_additions.A2" style:display-name="Table_lexical_additions.A2" style:family="table-cell">
      <style:table-cell-properties fo:padding="0.097cm" fo:border-left="0.05pt solid #000000" fo:border-right="none" fo:border-top="none" fo:border-bottom="0.05pt solid #000000"/>
    </style:style>
    <style:style style:name="Table_5f_lexical_5f_additions.B2" style:display-name="Table_lexical_additions.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center"/>
    </style:style>
    <style:style style:name="Table2.A" style:family="table-column">
      <style:table-column-properties style:column-width="2.427cm"/>
    </style:style>
    <style:style style:name="Table2.B" style:family="table-column">
      <style:table-column-properties style:column-width="2.42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ba397" officeooo:paragraph-rsid="001dd8d0"/>
    </style:style>
    <style:style style:name="P3" style:family="paragraph" style:parent-style-name="Standard">
      <style:text-properties officeooo:rsid="000f17f8" officeooo:paragraph-rsid="000f17f8"/>
    </style:style>
    <style:style style:name="P4" style:family="paragraph" style:parent-style-name="Standard">
      <style:text-properties officeooo:rsid="00112f93" officeooo:paragraph-rsid="00112f93"/>
    </style:style>
    <style:style style:name="P5" style:family="paragraph" style:parent-style-name="Standard">
      <style:text-properties officeooo:rsid="002941b0" officeooo:paragraph-rsid="002941b0"/>
    </style:style>
    <style:style style:name="P6" style:family="paragraph" style:parent-style-name="Standard">
      <style:text-properties officeooo:rsid="002cadb1" officeooo:paragraph-rsid="001dd8d0"/>
    </style:style>
    <style:style style:name="P7" style:family="paragraph" style:parent-style-name="Standard">
      <style:text-properties officeooo:rsid="002cadb1" officeooo:paragraph-rsid="002cadb1"/>
    </style:style>
    <style:style style:name="P8" style:family="paragraph" style:parent-style-name="Standard">
      <style:text-properties officeooo:rsid="002cadb1" officeooo:paragraph-rsid="00570f22"/>
    </style:style>
    <style:style style:name="P9" style:family="paragraph" style:parent-style-name="Standard">
      <style:text-properties officeooo:rsid="0046912e" officeooo:paragraph-rsid="0046912e"/>
    </style:style>
    <style:style style:name="P10" style:family="paragraph" style:parent-style-name="Standard">
      <style:text-properties officeooo:rsid="0047a473"/>
    </style:style>
    <style:style style:name="P11" style:family="paragraph" style:parent-style-name="Standard">
      <style:text-properties officeooo:rsid="0047a473" officeooo:paragraph-rsid="0047a473"/>
    </style:style>
    <style:style style:name="P12" style:family="paragraph" style:parent-style-name="Standard">
      <style:text-properties officeooo:rsid="0049ddd3" officeooo:paragraph-rsid="0049ddd3"/>
    </style:style>
    <style:style style:name="P13" style:family="paragraph" style:parent-style-name="Standard">
      <style:text-properties officeooo:rsid="004a40c8" officeooo:paragraph-rsid="004a40c8"/>
    </style:style>
    <style:style style:name="P14" style:family="paragraph" style:parent-style-name="Standard">
      <style:text-properties officeooo:rsid="004b5979" officeooo:paragraph-rsid="004b5979"/>
    </style:style>
    <style:style style:name="P15" style:family="paragraph" style:parent-style-name="Standard">
      <style:text-properties officeooo:rsid="004c73d3"/>
    </style:style>
    <style:style style:name="P16" style:family="paragraph" style:parent-style-name="Standard">
      <style:text-properties officeooo:rsid="004c73d3" officeooo:paragraph-rsid="004c73d3"/>
    </style:style>
    <style:style style:name="P17" style:family="paragraph" style:parent-style-name="Standard">
      <style:text-properties style:font-name="Liberation Serif1"/>
    </style:style>
    <style:style style:name="P18" style:family="paragraph" style:parent-style-name="Standard">
      <style:text-properties style:font-name="Liberation Serif1" officeooo:rsid="004b329f" officeooo:paragraph-rsid="0049ddd3"/>
    </style:style>
    <style:style style:name="P19" style:family="paragraph" style:parent-style-name="Standard">
      <style:text-properties style:font-name="Liberation Serif1" officeooo:rsid="004b329f" officeooo:paragraph-rsid="004b329f"/>
    </style:style>
    <style:style style:name="P20" style:family="paragraph" style:parent-style-name="Standard">
      <style:text-properties style:font-name="Liberation Serif1" officeooo:rsid="00245aed"/>
    </style:style>
    <style:style style:name="P21" style:family="paragraph" style:parent-style-name="Standard">
      <style:text-properties officeooo:rsid="00551284" officeooo:paragraph-rsid="00551284"/>
    </style:style>
    <style:style style:name="P22" style:family="paragraph" style:parent-style-name="Standard">
      <style:text-properties officeooo:rsid="0042e533" officeooo:paragraph-rsid="00551284"/>
    </style:style>
    <style:style style:name="P23" style:family="paragraph" style:parent-style-name="Standard">
      <style:text-properties officeooo:rsid="0037085f" officeooo:paragraph-rsid="00551284"/>
    </style:style>
    <style:style style:name="P24" style:family="paragraph" style:parent-style-name="Standard">
      <style:text-properties officeooo:rsid="00570f22" officeooo:paragraph-rsid="00570f22"/>
    </style:style>
    <style:style style:name="P25" style:family="paragraph" style:parent-style-name="Standard">
      <style:text-properties officeooo:rsid="0057fc1e" officeooo:paragraph-rsid="0057fc1e"/>
    </style:style>
    <style:style style:name="P26" style:family="paragraph" style:parent-style-name="Table_20_Contents">
      <style:text-properties officeooo:rsid="00314d38" officeooo:paragraph-rsid="00314d38"/>
    </style:style>
    <style:style style:name="P27" style:family="paragraph" style:parent-style-name="Table_20_Contents">
      <style:text-properties officeooo:rsid="0032b033" officeooo:paragraph-rsid="0032b033"/>
    </style:style>
    <style:style style:name="P28" style:family="paragraph" style:parent-style-name="Table_20_Contents">
      <style:text-properties officeooo:rsid="0034af63" officeooo:paragraph-rsid="0034af63"/>
    </style:style>
    <style:style style:name="P29" style:family="paragraph" style:parent-style-name="Table_20_Contents">
      <style:text-properties officeooo:rsid="0034af63" officeooo:paragraph-rsid="00355272"/>
    </style:style>
    <style:style style:name="P30" style:family="paragraph" style:parent-style-name="Table_20_Contents">
      <style:text-properties officeooo:rsid="00551284" officeooo:paragraph-rsid="00551284"/>
    </style:style>
    <style:style style:name="P31" style:family="paragraph" style:parent-style-name="Table_20_Contents">
      <style:text-properties officeooo:rsid="005b1e89" officeooo:paragraph-rsid="005b1e89"/>
    </style:style>
    <style:style style:name="P32" style:family="paragraph" style:parent-style-name="Table_20_Contents">
      <style:paragraph-properties fo:text-align="center" style:justify-single-word="false"/>
      <style:text-properties officeooo:rsid="005c670b" officeooo:paragraph-rsid="005c670b"/>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bold" officeooo:rsid="005c670b" officeooo:paragraph-rsid="005c670b"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text-properties officeooo:rsid="004346e9" officeooo:paragraph-rsid="004346e9"/>
    </style:style>
    <style:style style:name="P37" style:family="paragraph" style:parent-style-name="Text_20_body">
      <style:text-properties officeooo:rsid="00551284" officeooo:paragraph-rsid="00551284"/>
    </style:style>
    <style:style style:name="P38" style:family="paragraph" style:parent-style-name="Text_20_body">
      <style:text-properties officeooo:rsid="00570f22" officeooo:paragraph-rsid="00570f22"/>
    </style:style>
    <style:style style:name="P39" style:family="paragraph" style:parent-style-name="Text_20_body">
      <style:text-properties officeooo:paragraph-rsid="00570f22"/>
    </style:style>
    <style:style style:name="P40" style:family="paragraph" style:parent-style-name="Text_20_body">
      <style:text-properties officeooo:rsid="00597c33" officeooo:paragraph-rsid="00597c33"/>
    </style:style>
    <style:style style:name="P41" style:family="paragraph" style:parent-style-name="Text_20_body">
      <style:text-properties officeooo:rsid="005b1e89" officeooo:paragraph-rsid="005b1e89"/>
    </style:style>
    <style:style style:name="P42" style:family="paragraph" style:parent-style-name="Text_20_body">
      <style:text-properties officeooo:rsid="005b1e89" officeooo:paragraph-rsid="005fc439"/>
    </style:style>
    <style:style style:name="P43" style:family="paragraph" style:parent-style-name="Text_20_body">
      <style:text-properties officeooo:rsid="005c670b" officeooo:paragraph-rsid="00570f22"/>
    </style:style>
    <style:style style:name="P44" style:family="paragraph" style:parent-style-name="Text_20_body">
      <style:text-properties officeooo:rsid="005c670b" officeooo:paragraph-rsid="005c670b"/>
    </style:style>
    <style:style style:name="P45" style:family="paragraph" style:parent-style-name="Text_20_body">
      <style:text-properties officeooo:rsid="005e177a" officeooo:paragraph-rsid="005e177a"/>
    </style:style>
    <style:style style:name="P46" style:family="paragraph" style:parent-style-name="Text_20_body">
      <style:text-properties officeooo:rsid="0060400f" officeooo:paragraph-rsid="0060400f"/>
    </style:style>
    <style:style style:name="P47" style:family="paragraph" style:parent-style-name="Text_20_body">
      <style:text-properties officeooo:rsid="00610d42" officeooo:paragraph-rsid="00610d42"/>
    </style:style>
    <style:style style:name="P48" style:family="paragraph" style:parent-style-name="Code">
      <style:text-properties officeooo:paragraph-rsid="00494567"/>
    </style:style>
    <style:style style:name="P49" style:family="paragraph" style:parent-style-name="Code">
      <style:text-properties officeooo:paragraph-rsid="004a40c8"/>
    </style:style>
    <style:style style:name="P50" style:family="paragraph" style:parent-style-name="Code">
      <style:text-properties officeooo:paragraph-rsid="004c73d3"/>
    </style:style>
    <style:style style:name="P51" style:family="paragraph" style:parent-style-name="Code">
      <style:text-properties officeooo:rsid="004c73d3" officeooo:paragraph-rsid="004c73d3"/>
    </style:style>
    <style:style style:name="P52" style:family="paragraph" style:parent-style-name="Code">
      <style:text-properties officeooo:rsid="004c73d3" officeooo:paragraph-rsid="004e1327"/>
    </style:style>
    <style:style style:name="P53" style:family="paragraph" style:parent-style-name="Code">
      <style:text-properties officeooo:paragraph-rsid="00551284"/>
    </style:style>
    <style:style style:name="P54" style:family="paragraph" style:parent-style-name="Code">
      <style:text-properties officeooo:rsid="00597c33" officeooo:paragraph-rsid="00597c33"/>
    </style:style>
    <style:style style:name="P55" style:family="paragraph" style:parent-style-name="Code">
      <style:text-properties officeooo:rsid="005b1e89" officeooo:paragraph-rsid="005b1e89"/>
    </style:style>
    <style:style style:name="P56" style:family="paragraph" style:parent-style-name="Standard">
      <style:text-properties officeooo:rsid="00570f22" officeooo:paragraph-rsid="00570f22"/>
    </style:style>
    <style:style style:name="P57" style:family="paragraph" style:parent-style-name="Table_20_Contents">
      <style:text-properties officeooo:rsid="00551284" officeooo:paragraph-rsid="00551284"/>
    </style:style>
    <style:style style:name="P58" style:family="paragraph" style:parent-style-name="Text_20_body">
      <style:text-properties officeooo:rsid="00551284"/>
    </style:style>
    <style:style style:name="P59" style:family="paragraph" style:parent-style-name="Text_20_body" style:list-style-name="">
      <style:text-properties officeooo:rsid="00551284" officeooo:paragraph-rsid="00551284"/>
    </style:style>
    <style:style style:name="P60" style:family="paragraph" style:parent-style-name="Text_20_body">
      <style:text-properties officeooo:rsid="00570f22"/>
    </style:style>
    <style:style style:name="P61" style:family="paragraph" style:parent-style-name="Text_20_body">
      <style:text-properties officeooo:rsid="00644692" officeooo:paragraph-rsid="00644692"/>
    </style:style>
    <style:style style:name="P62" style:family="paragraph" style:parent-style-name="Text_20_body">
      <style:text-properties officeooo:rsid="00644692" officeooo:paragraph-rsid="0064ea41"/>
    </style:style>
    <style:style style:name="P63" style:family="paragraph" style:parent-style-name="Text_20_body">
      <style:text-properties style:font-name="Consolas" officeooo:rsid="001b3892" officeooo:paragraph-rsid="00644692"/>
    </style:style>
    <style:style style:name="P64" style:family="paragraph" style:parent-style-name="Text_20_body">
      <style:text-properties style:font-name="Consolas" officeooo:rsid="001b3892" officeooo:paragraph-rsid="0064ea41"/>
    </style:style>
    <style:style style:name="P65" style:family="paragraph" style:parent-style-name="Text_20_body">
      <style:text-properties officeooo:paragraph-rsid="0064ea41"/>
    </style:style>
    <style:style style:name="P66" style:family="paragraph" style:parent-style-name="Heading_20_2">
      <style:text-properties officeooo:rsid="00551284" officeooo:paragraph-rsid="00551284"/>
    </style:style>
    <style:style style:name="P67" style:family="paragraph" style:parent-style-name="Heading_20_2">
      <style:text-properties officeooo:paragraph-rsid="00551284"/>
    </style:style>
    <style:style style:name="P68" style:family="paragraph" style:parent-style-name="Heading_20_2" style:list-style-name=""/>
    <style:style style:name="P69" style:family="paragraph" style:parent-style-name="Heading_20_2">
      <style:text-properties officeooo:rsid="00570f22"/>
    </style:style>
    <style:style style:name="P70" style:family="paragraph" style:parent-style-name="Heading_20_2">
      <style:text-properties officeooo:rsid="00570f22" officeooo:paragraph-rsid="00570f22"/>
    </style:style>
    <style:style style:name="P71" style:family="paragraph" style:parent-style-name="Heading_20_2" style:list-style-name="">
      <style:text-properties officeooo:rsid="0058ff8c" officeooo:paragraph-rsid="0058ff8c"/>
    </style:style>
    <style:style style:name="P72" style:family="paragraph" style:parent-style-name="Heading_20_2">
      <style:text-properties officeooo:rsid="0042e533"/>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58ff8c" officeooo:paragraph-rsid="0058ff8c"/>
    </style:style>
    <style:style style:name="P75" style:family="paragraph" style:parent-style-name="Heading_20_2">
      <style:paragraph-properties fo:break-before="page"/>
      <style:text-properties officeooo:rsid="00570f22" officeooo:paragraph-rsid="00570f22"/>
    </style:style>
    <style:style style:name="P76" style:family="paragraph" style:parent-style-name="Heading_20_3" style:list-style-name=""/>
    <style:style style:name="P77" style:family="paragraph" style:parent-style-name="Heading_20_3" style:list-style-name="">
      <style:text-properties style:font-name="Liberation Serif1" officeooo:rsid="0016cdff"/>
    </style:style>
    <style:style style:name="P78" style:family="paragraph" style:parent-style-name="Heading_20_3">
      <style:text-properties officeooo:paragraph-rsid="004e1327"/>
    </style:style>
    <style:style style:name="P79" style:family="paragraph" style:parent-style-name="Heading_20_3">
      <style:paragraph-properties fo:break-before="page"/>
    </style:style>
    <style:style style:name="P80" style:family="paragraph" style:parent-style-name="Heading_20_1" style:list-style-name=""/>
    <style:style style:name="P81" style:family="paragraph" style:parent-style-name="Heading_20_1" style:list-style-name="">
      <style:text-properties officeooo:rsid="00551284" officeooo:paragraph-rsid="00551284"/>
    </style:style>
    <style:style style:name="P82" style:family="paragraph" style:parent-style-name="Heading_20_1">
      <style:paragraph-properties fo:break-before="page"/>
      <style:text-properties officeooo:rsid="00551284" officeooo:paragraph-rsid="00551284"/>
    </style:style>
    <style:style style:name="P83" style:family="paragraph" style:parent-style-name="Heading_20_1">
      <style:paragraph-properties fo:break-before="page"/>
      <style:text-properties officeooo:rsid="00570f22" officeooo:paragraph-rsid="00570f22"/>
    </style:style>
    <style:style style:name="T1" style:family="text">
      <style:text-properties style:font-name="Liberation Serif1"/>
    </style:style>
    <style:style style:name="T2" style:family="text">
      <style:text-properties style:font-name="Liberation Serif1" officeooo:rsid="0016cdff"/>
    </style:style>
    <style:style style:name="T3" style:family="text">
      <style:text-properties style:font-name="Liberation Serif1" officeooo:rsid="00147018"/>
    </style:style>
    <style:style style:name="T4" style:family="text">
      <style:text-properties style:font-name="Liberation Serif1" officeooo:rsid="004a3202"/>
    </style:style>
    <style:style style:name="T5" style:family="text">
      <style:text-properties style:font-name="Liberation Serif1" officeooo:rsid="004a40c8"/>
    </style:style>
    <style:style style:name="T6" style:family="text">
      <style:text-properties style:font-name="Liberation Serif1" officeooo:rsid="004b329f"/>
    </style:style>
    <style:style style:name="T7" style:family="text">
      <style:text-properties style:font-name="Liberation Serif1" officeooo:rsid="00526861"/>
    </style:style>
    <style:style style:name="T8" style:family="text">
      <style:text-properties style:font-name="Liberation Serif1" officeooo:rsid="00544e7c"/>
    </style:style>
    <style:style style:name="T9" style:family="text">
      <style:text-properties officeooo:rsid="0021ee8b"/>
    </style:style>
    <style:style style:name="T10" style:family="text">
      <style:text-properties officeooo:rsid="002cadb1"/>
    </style:style>
    <style:style style:name="T11" style:family="text">
      <style:text-properties officeooo:rsid="002cf134"/>
    </style:style>
    <style:style style:name="T12" style:family="text">
      <style:text-properties officeooo:rsid="0034af63"/>
    </style:style>
    <style:style style:name="T13" style:family="text">
      <style:text-properties officeooo:rsid="00399d4d"/>
    </style:style>
    <style:style style:name="T14" style:family="text">
      <style:text-properties officeooo:rsid="0039d2db"/>
    </style:style>
    <style:style style:name="T15" style:family="text">
      <style:text-properties officeooo:rsid="003ab41e"/>
    </style:style>
    <style:style style:name="T16" style:family="text">
      <style:text-properties officeooo:rsid="003c266f"/>
    </style:style>
    <style:style style:name="T17" style:family="text">
      <style:text-properties officeooo:rsid="003e02ca"/>
    </style:style>
    <style:style style:name="T18" style:family="text">
      <style:text-properties officeooo:rsid="004346e9"/>
    </style:style>
    <style:style style:name="T19" style:family="text">
      <style:text-properties officeooo:rsid="00448e6c"/>
    </style:style>
    <style:style style:name="T20" style:family="text">
      <style:text-properties officeooo:rsid="0047a473"/>
    </style:style>
    <style:style style:name="T21" style:family="text">
      <style:text-properties officeooo:rsid="00494567"/>
    </style:style>
    <style:style style:name="T22" style:family="text">
      <style:text-properties officeooo:rsid="0049ddd3"/>
    </style:style>
    <style:style style:name="T23" style:family="text">
      <style:text-properties officeooo:rsid="004a3202"/>
    </style:style>
    <style:style style:name="T24" style:family="text">
      <style:text-properties officeooo:rsid="004b5979"/>
    </style:style>
    <style:style style:name="T25" style:family="text">
      <style:text-properties officeooo:rsid="004c73d3"/>
    </style:style>
    <style:style style:name="T26" style:family="text">
      <style:text-properties officeooo:rsid="004e1327"/>
    </style:style>
    <style:style style:name="T27" style:family="text">
      <style:text-properties officeooo:rsid="00510ef0"/>
    </style:style>
    <style:style style:name="T28" style:family="text">
      <style:text-properties officeooo:rsid="00551284"/>
    </style:style>
    <style:style style:name="T29" style:family="text">
      <style:text-properties officeooo:rsid="00570f22"/>
    </style:style>
    <style:style style:name="T30" style:family="text">
      <style:text-properties officeooo:rsid="005b1e89"/>
    </style:style>
    <style:style style:name="T31" style:family="text">
      <style:text-properties officeooo:rsid="005e177a"/>
    </style:style>
    <style:style style:name="T32" style:family="text">
      <style:text-properties officeooo:rsid="005ed0b7"/>
    </style:style>
    <style:style style:name="T33" style:family="text">
      <style:text-properties officeooo:rsid="005fc439"/>
    </style:style>
    <style:style style:name="T34" style:family="text">
      <style:text-properties officeooo:rsid="0064ea41"/>
    </style:style>
    <style:style style:name="T35" style:family="text">
      <style:text-properties style:font-name="Consolas"/>
    </style:style>
    <style:style style:name="T36" style:family="text">
      <style:text-properties style:font-name="Consolas" officeooo:rsid="001b38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18">Compiler mit</text:span> Spracherweiterung: Datentyp String</text:p>
      <text:p text:style-name="P1"/>
      <text:p text:style-name="P1"/>
      <text:p text:style-name="P1">Pascal Büttiker</text:p>
      <text:p text:style-name="P1">Samuel Stachelski</text:p>
      <text:p text:style-name="P1"/>
      <text:p text:style-name="P21">FHNW, Modul Compilerbau, 2013</text:p>
      <text:p text:style-name="P1"/>
      <text:p text:style-name="P25">18. November, 2013</text:p>
      <text:p text:style-name="P25">Version <text:span text:style-name="T33">0.1</text:span></text:p>
      <text:p text:style-name="P1"/>
      <text:p text:style-name="P1"/>
      <text:h text:style-name="Heading_20_1" text:outline-level="1">Abstract</text:h>
      <text:p text:style-name="P36">Dieses Paper beschreibt die Entstehung eines IML Compilers inklusive einer IML-Erweiterung (Datentyp string). Das Ziel dieses in C++ geschriebenen Compilers ist es, IML Source-Code in Assembler (NASM) Code zu <text:span text:style-name="T28">kompilieren</text:span>, welcher danach wiederum für die jeweilige Platform in Maschinencode übersetzt wird.</text:p>
      <text:p text:style-name="P3">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text:span text:style-name="T28">n</text:span> <text:span text:style-name="T28">Ausdruck</text:span> eines beliebigen Typs in einen String einzubauen, mittels Inline-Syntax.</text:p>
      <text:p text:style-name="P3"/>
      <text:p text:style-name="P3"/>
      <text:h text:style-name="P81" text:outline-level="1">Aufbau</text:h>
      <text:h text:style-name="P59" text:outline-level="1">Das Paper ist in zwei Hauptteile gegliedert, zum einen in das Konzept für die IML-String Erweiterung zum anderen gehen wir auf technische Eigenheiten und Herausforderungen ein, auf die wir beim Implementieren gestossen sind.</text:h>
      <text:h text:style-name="P59" text:outline-level="1"/>
      <text:h text:style-name="P82" text:outline-level="1">IML- String Erweiterung</text:h>
      <text:h text:style-name="P66" text:outline-level="2">Motivation</text:h>
      <text:p text:style-name="P4">Mit Texten, bzw. Zeichenketten zu arbeiten ist <text:span text:style-name="T19">zentraler Bestandteil von Programmen, z.B. wenn diese eine Interaktion mit Menschen haben</text:span>. In IML gibt es bisher <text:span text:style-name="T9">keinen Datentyp für Zeichenketten, daher</text:span> möchten <text:span text:style-name="T28">wir</text:span> einen Datentyp „String“ einführen. Einen String soll man mit anderen <text:span text:style-name="T22">Ausdrücken / </text:span>Variablen beliebigens Typs zusammenhängen können, wobei daraus wieder ein String entsteht. <text:span text:style-name="T19">Der Fokus steht dabei auf der Usability für den Programmierer, er soll mit Strings möglichst angenehm sowie effektiv arbeiten können.</text:span></text:p>
      <text:p text:style-name="P1"/>
      <text:p text:style-name="P1"/>
      <text:h text:style-name="P67" text:outline-level="2">Datenstruktur</text:h>
      <text:p text:style-name="P23">Für uns war es <text:span text:style-name="T13">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23"/>
      <text:h text:style-name="P67" text:outline-level="2">Funktionalität</text:h>
      <text:p text:style-name="P22">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text:span text:style-name="T28">neuen</text:span> <text:span text:style-name="T28">&amp;-</text:span>Operator und die Inline-Syntax.</text:p>
      <text:p text:style-name="P22"/>
      <text:h text:style-name="Heading_20_2" text:outline-level="2">Lexikalische Syntax</text:h>
      <text:p text:style-name="Text_20_body"/>
      <text:p text:style-name="P37">Folgende neue Zeichen müssen dem Alphabet der IML Sprache hinzugefügt werden:</text:p>
      <table:table table:name="Table_lexical_additions" table:style-name="Table_5f_lexical_5f_additions">
        <table:table-column table:style-name="Table_5f_lexical_5f_additions.A"/>
        <table:table-column table:style-name="Table_5f_lexical_5f_additions.B"/>
        <table:table-row>
          <table:table-cell table:style-name="Table_5f_lexical_5f_additions.A1" office:value-type="string">
            <text:p text:style-name="P30">STRCONCAT<text:span text:style-name="T34">OPR</text:span></text:p>
          </table:table-cell>
          <table:table-cell table:style-name="Table_5f_lexical_5f_additions.B1" office:value-type="string">
            <text:p text:style-name="P30">&amp;</text:p>
          </table:table-cell>
        </table:table-row>
        <table:table-row>
          <table:table-cell table:style-name="Table_5f_lexical_5f_additions.A2" office:value-type="string">
            <text:p text:style-name="P30">STRING_START / END</text:p>
          </table:table-cell>
          <table:table-cell table:style-name="Table_5f_lexical_5f_additions.B2" office:value-type="string">
            <text:p text:style-name="P53">"</text:p>
          </table:table-cell>
        </table:table-row>
        <table:table-row>
          <table:table-cell table:style-name="Table_5f_lexical_5f_additions.A2" office:value-type="string">
            <text:p text:style-name="P30">KEYWORD_INLINE_START / END</text:p>
          </table:table-cell>
          <table:table-cell table:style-name="Table_5f_lexical_5f_additions.B2" office:value-type="string">
            <text:p text:style-name="P30">%</text:p>
          </table:table-cell>
        </table:table-row>
      </table:table>
      <text:p text:style-name="P58"/>
      <text:p text:style-name="P62">Da wir einen separaten Opterator für die Stringkonkatenation einführen werden, müssen wir für die Expressions einen zusätzlichen Term definieren:</text:p>
      <text:p text:style-name="P64">(expr,</text:p>
      <text:p text:style-name="P64"><text:s text:c="4"/>[[N strTerm, N repConcOprExpr]]),</text:p>
      <text:p text:style-name="P64">(repConcOprExpr,</text:p>
      <text:p text:style-name="P64"><text:s text:c="4"/>[[T STRCONCATOPR, N strTerm, N repConcOprExpr], []]),</text:p>
      <text:p text:style-name="P64">(strTerm,</text:p>
      <text:p text:style-name="P65"><text:span text:style-name="T36"><text:s text:c="4"/>[[N term1, N repBoolOprTerm1]]),</text:span></text:p>
      <text:h text:style-name="P73"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 myString1;</text:p>
      <text:p text:style-name="Code">! myString1;</text:p>
      <text:p text:style-name="Standard"/>
      <text:p text:style-name="P10"/>
      <text:h text:style-name="P76" text:outline-level="3"/>
      <text:h text:style-name="P79" text:outline-level="3">Konkatenation</text:h>
      <text:p text:style-name="Standard"/>
      <text:p text:style-name="P9">Grundsätzlich erlaubt der <text:span text:style-name="T24">neue binäre </text:span>Verknüpfungsoperator (<text:span text:style-name="T20">&amp;</text:span>) das Verknüpfen von <text:span text:style-name="T20">zwei (beliebigen) Expressions zu einem neuen String:</text:span></text:p>
      <text:p text:style-name="P9"/>
      <text:p text:style-name="P11"><text:span text:style-name="T20">s</text:span>tring := &lt;EXPR&gt; &amp; &lt;EXPR&gt;</text:p>
      <text:p text:style-name="Standard"/>
      <text:p text:style-name="P11">Sollte eine &lt;EXPR&gt; nicht vom Typ String sein, wird diese <text:span text:style-name="T21">implizit zu einem String </text:span>gecasted.</text:p>
      <text:p text:style-name="Standard"/>
      <text:p text:style-name="Code">myString1 := "dum" <text:span text:style-name="T21">&amp;</text:span> "di";</text:p>
      <text:p text:style-name="P48">myString1 := "dum" <text:span text:style-name="T21">&amp;</text:span> number1;</text:p>
      <text:p text:style-name="Code">myString1 := "foo" <text:span text:style-name="T21">&amp;</text:span> <text:span text:style-name="T26">(10 + 2)</text:span>;</text:p>
      <text:p text:style-name="Code">myString1 := <text:span text:style-name="T24">string1</text:span> <text:span text:style-name="T21">&amp;</text:span> <text:span text:style-name="T24">string2</text:span>;</text:p>
      <text:p text:style-name="Standard"/>
      <text:p text:style-name="P16">Der &amp;-Operator wandelt jede Expression in einen String um, auch wenn kein Teil der Operanden ein String ist. <text:span text:style-name="T26">Das ganze an einem Beispiel veranschaulicht:</text:span></text:p>
      <text:p text:style-name="Standard"/>
      <text:p text:style-name="P50">myString1 := <text:span text:style-name="T25">5 &amp; (4 + 5);</text:span></text:p>
      <text:p text:style-name="P16"/>
      <text:p text:style-name="P16">Wird zu einer <text:span text:style-name="T26">gecasteten</text:span> Konkatenation:</text:p>
      <text:p text:style-name="P16"/>
      <text:p text:style-name="P51">myString1 := cast_str(5) &amp; cast_str(4 + 5);</text:p>
      <text:p text:style-name="P50"/>
      <text:p text:style-name="P52">myString1 := "5" &amp; cast_str(9);</text:p>
      <text:p text:style-name="P52">myString1 := "5" &amp; "9";</text:p>
      <text:p text:style-name="P52">myString1 := "59";</text:p>
      <text:p text:style-name="P50"/>
      <text:p text:style-name="P15"/>
      <text:h text:style-name="P77" text:outline-level="3"/>
      <text:h text:style-name="P79" text:outline-level="3"><text:span text:style-name="T2">I</text:span><text:span text:style-name="T1">nline-Syntax</text:span></text:h>
      <text:p text:style-name="P12"><text:span text:style-name="T1">Die Inline-Syntax ist ein „Syntactic-Suggar“ für String-Konkatination, und hat demnach das Ziel, eben diese zu vereinfachen. </text:span><text:span text:style-name="T4">Anstatt dass man einen String mühselig ü</text:span><text:span text:style-name="T5">ber Konkatenation</text:span><text:span text:style-name="T4"> zusammen</text:span><text:span text:style-name="T5">bauen muss </text:span><text:span text:style-name="T6">kann man das gleiche über eine viel gänigere Syntax erreichen.</text:span></text:p>
      <text:p text:style-name="P18"/>
      <text:p text:style-name="P19">Ohne Inline-Syntax:</text:p>
      <text:p text:style-name="P17"/>
      <text:p text:style-name="P49">myString1 := "Hello " <text:span text:style-name="T23">&amp; name &amp; " your age is " &amp; age + 10</text:span>;</text:p>
      <text:p text:style-name="Code"/>
      <text:p text:style-name="P13">Dies lässt sich mit der Inline-Syntax mit weitaus weniger kryptisch, äquivalent ausdrücken:</text:p>
      <text:p text:style-name="Code"/>
      <text:p text:style-name="Code">myString1 := "Hello %<text:span text:style-name="T23">name</text:span>% <text:span text:style-name="T23">your age is %age + 10%</text:span>!";</text:p>
      <text:p text:style-name="P20"/>
      <text:p text:style-name="P24">Um ein Prozent-Zeichen in einem String darzustellen muss man es lediglich verdoppeln.</text:p>
      <text:p text:style-name="Code">myString1 := "<text:span text:style-name="T27">We have 90</text:span>%% <text:span text:style-name="T27">of it!</text:span>";</text:p>
      <text:p text:style-name="Standard"/>
      <text:p text:style-name="P14"><text:span text:style-name="T3">D</text:span><text:span text:style-name="T1">ie Strings werden bei </text:span><text:span text:style-name="T7">K</text:span><text:span text:style-name="T1">ompilierungs</text:span><text:span text:style-name="T8">z</text:span><text:span text:style-name="T1">eit <text:s/>auf Inline-Syntax analysiert und ausgewertet, d.h. die Auswertung ist nicht dynamisch und ist </text:span><text:span text:style-name="T7">während</text:span><text:span text:style-name="T1"> der Laufzeit nicht mehr verfügbar.</text:span></text:p>
      <text:p text:style-name="Standard"/>
      <text:p text:style-name="P1"/>
      <text:h text:style-name="P78" text:outline-level="3">Kontext- und Typ-<text:span text:style-name="T17">E</text:span>inschränkung</text:h>
      <text:p text:style-name="P5">Es gibt für alle Datentypen die Möglichkeit, eine Variable zum Datentyp String zu konvertieren. Anwendung findet diese <text:span text:style-name="T10">K</text:span>onvertierung nur in Expressions und nur implizit. Ansonsten würden die Freiheiten z. B. bei den <text:span text:style-name="T16">Prozedur-</text:span> und Funktionsaufrufen eingeschränkt <text:span text:style-name="T10">mit dem</text:span> Typ String (<text:span text:style-name="T10">z. B. ist dann ein </text:span>Aufruf mir Referenzparametern nicht mehr <text:span text:style-name="T10">klar definiert</text:span>). </text:p>
      <text:p text:style-name="P7"/>
      <text:p text:style-name="P7"/>
      <text:p text:style-name="P7"/>
      <text:h text:style-name="Heading_20_3" text:outline-level="3">Zeichensatz</text:h>
      <text:p text:style-name="P7">Es wird der ASCII-Zeichensatz unterstützt, wobei nicht-druckbare Zeichen ignoriert werden.</text:p>
      <text:p text:style-name="P5"/>
      <text:p text:style-name="P5"/>
      <text:p text:style-name="P5"/>
      <text:h text:style-name="Heading_20_3" text:outline-level="3">Maximale Länge</text:h>
      <text:p text:style-name="P7">Die maximale Länge wird provisorisch auf 256 Zeichen festgelegt. Zu lange Strings werden (wie bei einem int-<text:span text:style-name="T11">O</text:span>verflow<text:span text:style-name="T11">) einfach abgeschnitten.</text:span></text:p>
      <text:p text:style-name="P7"/>
      <text:p text:style-name="P7"/>
      <text:h text:style-name="Heading_20_3" text:outline-level="3">Speicherverbrauch</text:h>
      <text:p text:style-name="P8">Pro String-Variable wird ein von Anfang die maximale Länge eines Strings reserviert. Dies verbraucht zwar Platz, erleich<text:span text:style-name="T14">t</text:span>ert die <text:span text:style-name="T15">H</text:span>andhabung der Speicherverwaltung dafür extrem. </text:p>
      <text:p text:style-name="P24">Abgesehen von dynamischer Speicherallokation wäre eine einfache erste Optimierung, zumindest bei statischen Strings nur die benötigte Länge zu reservieren.</text:p>
      <text:p text:style-name="P1"/>
      <text:p text:style-name="P1"/>
      <text:h text:style-name="Heading_20_2" text:outline-level="2"><text:soft-page-break/>Vergleich mit anderen Programmiersprachen</text:h>
      <text:p text:style-name="Text_20_body"/>
      <table:table table:name="Tabelle1" table:style-name="Tabelle1">
        <table:table-column table:style-name="Tabelle1.A" table:number-columns-repeated="3"/>
        <table:table-row>
          <table:table-cell table:style-name="Tabelle1.A1" office:value-type="string">
            <text:p text:style-name="P26">Kriterium</text:p>
          </table:table-cell>
          <table:table-cell table:style-name="Tabelle1.A1" office:value-type="string">
            <text:p text:style-name="P26">Java</text:p>
          </table:table-cell>
          <table:table-cell table:style-name="Tabelle1.C1" office:value-type="string">
            <text:p text:style-name="P26">C</text:p>
          </table:table-cell>
        </table:table-row>
        <table:table-row>
          <table:table-cell table:style-name="Tabelle1.A2" office:value-type="string">
            <text:p text:style-name="P26">Realisierung des Datentyps String</text:p>
          </table:table-cell>
          <table:table-cell table:style-name="Tabelle1.A2" office:value-type="string">
            <text:p text:style-name="P26">Klasse, welche auf dem Grunddatentyp char-Array aufbaut</text:p>
          </table:table-cell>
          <table:table-cell table:style-name="Tabelle1.C2" office:value-type="string">
            <text:p text:style-name="P26">Typ String existiert nicht, in den Standard-Bibliotheken wird String als ein char-Array betrachtet, wobei der Wert 0 das Stringende kennzeichnet</text:p>
          </table:table-cell>
        </table:table-row>
        <table:table-row>
          <table:table-cell table:style-name="Tabelle1.A2" office:value-type="string">
            <text:p text:style-name="P27">Operationen auf Strings</text:p>
          </table:table-cell>
          <table:table-cell table:style-name="Tabelle1.A2" office:value-type="string">
            <text:p text:style-name="P27">Syntax ähnlich wie bei uns: Konkatenation mittels +-Operator, <text:span text:style-name="T12">dabei</text:span> implizite Konvertierung von anderen Datentypen</text:p>
            <text:p text:style-name="P27">Sehr viele Funktionen in der Klasse String</text:p>
          </table:table-cell>
          <table:table-cell table:style-name="Tabelle1.C2" office:value-type="string">
            <text:p text:style-name="P27">Standard-Bibliothek mit diversen Funktionen <text:span text:style-name="T12">für</text:span> char-Arrays</text:p>
          </table:table-cell>
        </table:table-row>
        <table:table-row>
          <table:table-cell table:style-name="Tabelle1.A2" office:value-type="string">
            <text:p text:style-name="P28">Inline-Syntax</text:p>
          </table:table-cell>
          <table:table-cell table:style-name="Tabelle1.A2" office:value-type="string">
            <text:p text:style-name="P28">Nicht unterstützt</text:p>
          </table:table-cell>
          <table:table-cell table:style-name="Tabelle1.C2" office:value-type="string">
            <text:p text:style-name="P29">Nicht unterstützt</text:p>
          </table:table-cell>
        </table:table-row>
        <table:table-row>
          <table:table-cell table:style-name="Tabelle1.A2" office:value-type="string">
            <text:p text:style-name="P26">Maximale Länge</text:p>
          </table:table-cell>
          <table:table-cell table:style-name="Tabelle1.A2" office:value-type="string">
            <text:p text:style-name="P26">Länge des verfügbaren Arbeitsspeicher dividiert durch 2 (da UTF-16) oder 2^31 Zeichen</text:p>
          </table:table-cell>
          <table:table-cell table:style-name="Tabelle1.C2" office:value-type="string">
            <text:p text:style-name="P26">Länge des verfügbaren Speichers</text:p>
          </table:table-cell>
        </table:table-row>
        <table:table-row>
          <table:table-cell table:style-name="Tabelle1.A2" office:value-type="string">
            <text:p text:style-name="P26">Speicherverbrauch</text:p>
          </table:table-cell>
          <table:table-cell table:style-name="Tabelle1.A2" office:value-type="string">
            <text:p text:style-name="P26">2 Bytes pro Zeichen + Overhead der Klasse</text:p>
          </table:table-cell>
          <table:table-cell table:style-name="Tabelle1.C2" office:value-type="string">
            <text:p text:style-name="P26">1 Byte pro Zeichen</text:p>
          </table:table-cell>
        </table:table-row>
      </table:table>
      <text:p text:style-name="P6"/>
      <text:p text:style-name="P6"/>
      <text:p text:style-name="P2"/>
      <text:h text:style-name="P80" text:outline-level="1"/>
      <text:h text:style-name="P83" text:outline-level="1">Implementation</text:h>
      <text:p text:style-name="P39"/>
      <text:p text:style-name="P38">Unsere Implementation ist in C++ gehalten, und produziert aus IML Source-Code NASM Assembler Source Code. Dieser NASM Code kann dann für jede Platform nativ kompiliert werden.</text:p>
      <text:p text:style-name="P38"/>
      <text:h text:style-name="P69" text:outline-level="2">Übersicht</text:h>
      <text:p text:style-name="Text_20_body"/>
      <text:h text:style-name="P71" text:outline-level="2"/>
      <text:h text:style-name="P74" text:outline-level="2">Lexikalische Analyse</text:h>
      <text:p text:style-name="P39"/>
      <text:p text:style-name="P40">Wir haben uns entschieden, das String-Inline Feature (Inline-Syntax) direkt im Lexxer zu implementieren. Konkret bedeutet das, dass Strings die Inline-Syntax enthalten bei der Lexikalischen Analyse direkt in String-Konkatenation übersetzt werden.</text:p>
      <text:p text:style-name="P40"/>
      <text:p text:style-name="P41">Der Lexxer arbeitet mit verschiedenen States, dazu gehören:</text:p>
      <table:table table:name="Table1" table:style-name="Table1">
        <table:table-column table:style-name="Table1.A"/>
        <table:table-column table:style-name="Table1.B"/>
        <table:table-row>
          <table:table-cell table:style-name="Table1.A1" office:value-type="string">
            <text:p text:style-name="P31">STATE_EXPRESSION</text:p>
          </table:table-cell>
          <table:table-cell table:style-name="Table1.B1" office:value-type="string">
            <text:p text:style-name="P31">Normaler State für Code.</text:p>
            <text:p text:style-name="P31"/>
            <text:p text:style-name="P55">/* --&gt; STATE_COMMENT_MULTI</text:p>
            <text:p text:style-name="P55">// --&gt; STATE_COMMENT_LINE</text:p>
            <text:p text:style-name="P55">" <text:s/>--&gt; STATE_LITERAL_STRING</text:p>
          </table:table-cell>
        </table:table-row>
        <table:table-row>
          <table:table-cell table:style-name="Table1.A2" office:value-type="string">
            <text:p text:style-name="P31">STATE_COMMENT_LINE</text:p>
          </table:table-cell>
          <table:table-cell table:style-name="Table1.B2" office:value-type="string">
            <text:p text:style-name="P31">Einzeiliger Kommentar</text:p>
            <text:p text:style-name="P31"/>
            <text:p text:style-name="Code">NewLine --&gt; <text:span text:style-name="T30">&lt;</text:span>Previous-State<text:span text:style-name="T30">&gt;</text:span></text:p>
          </table:table-cell>
        </table:table-row>
        <table:table-row>
          <table:table-cell table:style-name="Table1.A2" office:value-type="string">
            <text:p text:style-name="P31">STATE_COMMENT_MULTI</text:p>
          </table:table-cell>
          <table:table-cell table:style-name="Table1.B2" office:value-type="string">
            <text:p text:style-name="Standard">Mehrzeiliger Kommentar</text:p>
            <text:p text:style-name="Standard"/>
            <text:p text:style-name="Code">*/ --&gt; <text:span text:style-name="T30">&lt;</text:span>Previous-State<text:span text:style-name="T30">&gt;</text:span></text:p>
          </table:table-cell>
        </table:table-row>
        <table:table-row>
          <table:table-cell table:style-name="Table1.A2" office:value-type="string">
            <text:p text:style-name="P31">STATE_LITERAL_STRING</text:p>
          </table:table-cell>
          <table:table-cell table:style-name="Table1.B2" office:value-type="string">
            <text:p text:style-name="P31">Normaler Text</text:p>
            <text:p text:style-name="P31"/>
            <text:p text:style-name="Code">% --&gt; STATE_INLINE_STRING</text:p>
            <text:p text:style-name="P55">" --&gt; STATE_EXPRESSION</text:p>
          </table:table-cell>
        </table:table-row>
        <table:table-row>
          <table:table-cell table:style-name="Table1.A2" office:value-type="string">
            <text:p text:style-name="P31">STATE_INLINE_STRING</text:p>
            <text:p text:style-name="P31">(extends STATE_EXPRESSION)</text:p>
          </table:table-cell>
          <table:table-cell table:style-name="Table1.B2" office:value-type="string">
            <text:p text:style-name="P31">Inline-Expression</text:p>
            <text:p text:style-name="P31"/>
            <text:p text:style-name="P55">% --&gt; STATE_LITERAL_STRING</text:p>
          </table:table-cell>
        </table:table-row>
      </table:table>
      <text:p text:style-name="P41"/>
      <text:p text:style-name="P41"/>
      <text:p text:style-name="P40"/>
      <text:p text:style-name="P54">MyString1 := "10 + 5 = %10+5%";</text:p>
      <text:p text:style-name="P54"/>
      <text:p text:style-name="P40">Das Statement wird vom Lexxer wie folgt interpretiert:</text:p>
      <text:p text:style-name="P40">Die Analyse verläuft normal bis zum ersten Quote. Beim ersten Quote (") wird in den String-Context gewechselt, d.h. alle folgenden Zeichen werden als String-Bestandteil behandelt, bis entweder eine abschliessendes Quote vorkommt oder mit dem Inline-Keyword (%) ein Kontext-Wechsel erzwingt wird. </text:p>
      <text:p text:style-name="P40"/>
      <text:p text:style-name="P40">Beim treffen auf das %-Inline-Keyword <text:span text:style-name="T30">im String</text:span> <text:span text:style-name="T30">passiert also folgendes:</text:span></text:p>
      <text:p text:style-name="P41">1. Der aktuelle String wird als beendet interpretiert.</text:p>
      <text:p text:style-name="P41">2. Es wird ein &amp;-Konkatenations Operator eingefügt</text:p>
      <text:p text:style-name="P42">3. Es wird in <text:span text:style-name="T33">in den STATE_INLINE_STRING gewechselt. (Normale Expression-Analyse)</text:span></text:p>
      <text:p text:style-name="P40"/>
      <text:p text:style-name="P40"/>
      <text:p text:style-name="P39"><text:soft-page-break/></text:p>
      <text:h text:style-name="P70" text:outline-level="2">Parser (Concrete-Syntax Tree Generator)</text:h>
      <text:p text:style-name="P43"/>
      <text:p text:style-name="P43"/>
      <text:p text:style-name="P44">Aus unserer angepassten IML Grammatik haben wir mit „Fix &amp; Foxi“ eine Parse-Tabelle generiert. </text:p>
      <text:p text:style-name="P44">Hier ein Aus<text:span text:style-name="T31">s</text:span>chnitt aus <text:span text:style-name="T31">der generierten Parse-Tabelle:</text:span></text:p>
      <text:p text:style-name="P44"/>
      <table:table table:name="Table2" table:style-name="Table2">
        <table:table-column table:style-name="Table2.A"/>
        <table:table-column table:style-name="Table2.B" table:number-columns-repeated="6"/>
        <table:table-row>
          <table:table-cell table:style-name="Table2.A1" office:value-type="string">
            <text:p text:style-name="P33"/>
          </table:table-cell>
          <table:table-cell table:style-name="Table2.B1" office:value-type="string">
            <text:p text:style-name="P34">id</text:p>
          </table:table-cell>
          <table:table-cell table:style-name="Table2.C1" office:value-type="string">
            <text:p text:style-name="P34">+</text:p>
          </table:table-cell>
          <table:table-cell table:style-name="Table2.D1" office:value-type="string">
            <text:p text:style-name="P35">*</text:p>
          </table:table-cell>
          <table:table-cell table:style-name="Table2.E1" office:value-type="string">
            <text:p text:style-name="P34">(</text:p>
          </table:table-cell>
          <table:table-cell table:style-name="Table2.F1" office:value-type="string">
            <text:p text:style-name="P34">)</text:p>
          </table:table-cell>
          <table:table-cell table:style-name="Table2.G1" office:value-type="string">
            <text:p text:style-name="P34">$</text:p>
          </table:table-cell>
        </table:table-row>
        <table:table-row>
          <table:table-cell table:style-name="Table2.A3" office:value-type="string">
            <text:p text:style-name="P34">E</text:p>
          </table:table-cell>
          <table:table-cell table:style-name="Table2.B2" office:value-type="string">
            <text:p text:style-name="P32">TE'</text:p>
          </table:table-cell>
          <table:table-cell table:style-name="Table2.C2" office:value-type="string">
            <text:p text:style-name="P33"/>
          </table:table-cell>
          <table:table-cell table:style-name="Table2.D2" office:value-type="string">
            <text:p text:style-name="P32"/>
          </table:table-cell>
          <table:table-cell table:style-name="Table2.E2" office:value-type="string">
            <text:p text:style-name="P32">TE'</text:p>
          </table:table-cell>
          <table:table-cell table:style-name="Table2.F2" office:value-type="string">
            <text:p text:style-name="P33"/>
          </table:table-cell>
          <table:table-cell table:style-name="Table2.G2" office:value-type="string">
            <text:p text:style-name="P33"/>
          </table:table-cell>
        </table:table-row>
        <table:table-row>
          <table:table-cell table:style-name="Table2.A3" office:value-type="string">
            <text:p text:style-name="P34">E'</text:p>
          </table:table-cell>
          <table:table-cell table:style-name="Table2.B3" office:value-type="string">
            <text:p text:style-name="P33"/>
          </table:table-cell>
          <table:table-cell table:style-name="Table2.C3" office:value-type="string">
            <text:p text:style-name="P32">+TE'</text:p>
          </table:table-cell>
          <table:table-cell table:style-name="Table2.D3" office:value-type="string">
            <text:p text:style-name="P33"/>
          </table:table-cell>
          <table:table-cell table:style-name="Table2.E3" office:value-type="string">
            <text:p text:style-name="P32"/>
          </table:table-cell>
          <table:table-cell table:style-name="Table2.F3" office:value-type="string">
            <text:p text:style-name="P32">e</text:p>
          </table:table-cell>
          <table:table-cell table:style-name="Table2.G3" office:value-type="string">
            <text:p text:style-name="P32">e</text:p>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
      <text:p text:style-name="P44"/>
      <text:p text:style-name="P45">Man könnte nun für jede Zeile eine Klasse definieren, und diese nach folgendem Schema implementieren:</text:p>
      <text:p text:style-name="P45"/>
      <text:p text:style-name="Code">// E2 := E'</text:p>
      <text:p text:style-name="Code">void E2() throws GrammarError { </text:p>
      <text:p text:style-name="Code"><text:tab/>if (terminal == '+') {</text:p>
      <text:p text:style-name="Code"><text:tab/><text:tab/>println("E' ::= +TE' "); </text:p>
      <text:p text:style-name="Code"><text:tab/><text:tab/>consume('+');</text:p>
      <text:p text:style-name="Code"><text:tab/><text:tab/>T();</text:p>
      <text:p text:style-name="Code"><text:tab/><text:tab/>E2();</text:p>
      <text:p text:style-name="Code"><text:tab/>} else if (terminal == ')' || terminal == '$') {</text:p>
      <text:p text:style-name="Code"><text:tab/><text:tab/>println("E' ::= e"); </text:p>
      <text:p text:style-name="Code"><text:tab/>} else</text:p>
      <text:p text:style-name="Code"><text:tab/><text:tab/>throw new GrammarError("E' ");</text:p>
      <text:p text:style-name="Code">}</text:p>
      <text:p text:style-name="P44"/>
      <text:p text:style-name="P45">Wie man unschwer erkennen kann weist dieser Code höchste Redundanzen auf bezüglich seiner Struktur, und wenn man 50 Zeilen in der ParserTabelle hat ist auch ein gewisser (langweiliger) Aufwand damit verbunden, diese in diese Klassenform zu bringen.</text:p>
      <text:p text:style-name="P44">Eine erste Idee dies zu optimieren ist, den Code automatisch zu generieren. <text:span text:style-name="T31">Nach unserer Ansicht erübrigt dieses Vorgehen zwar das Schreiben von Boilerplate Code, trifft aber nicht des Pudels Kern: Die Code Struktur wird nach wie vor höchst redundant sein.</text:span></text:p>
      <text:p text:style-name="P44"/>
      <text:p text:style-name="P45">Daher ist unser Ansatz, diese Struktur selber als Klassen-Modell zu designen, und dann anhand einer Parse-Tabelle dynamisch <text:span text:style-name="T32">zur Laufzeit zu erstellen.</text:span></text:p>
      <text:p text:style-name="P45"/>
      <text:h text:style-name="P68" text:outline-level="2"/>
      <text:h text:style-name="P79" text:outline-level="3"><text:span text:style-name="T32">D</text:span>ynamischer Parser (Concrete Syntax-Tree Generator)</text:h>
      <text:p text:style-name="Text_20_body"/>
      <text:p text:style-name="P46">Die Parse-Tabelle wird als Datengrundlage von unserem Compiler zur Laufzeit eingelesen, und daraus dann ein dynamischer Parser erstellt:</text:p>
      <text:p text:style-name="P46"/>
      <text:p text:style-name="Code">IGrammarSymbol: Represents a TS or NTS</text:p>
      <text:p text:style-name="Code">=&gt;</text:p>
      <text:p text:style-name="Code">NonTerminal implements IGrammarSymbol</text:p>
      <text:p text:style-name="Code">NonTerminal.ProductionRule (: IProductionRule)</text:p>
      <text:p text:style-name="Code">and</text:p>
      <text:p text:style-name="Code">Terminal <text:s/>implements IGrammarSymbol</text:p>
      <text:p text:style-name="Code"/>
      <text:p text:style-name="P46">D.h. Terminal-Symbole (TS) und Nicht-Terminal-Symbole (NTS) sind beide Ableitungen von IGrammarSymbol, was uns ermöglicht das Composite-Pattern zu nutzen:</text:p>
      <text:p text:style-name="P46"/>
      <text:p text:style-name="P46">Jedes NTS hat eine eigene ProductionRule, was einer Zeile in der Parse-Tabelle entspricht.</text:p>
      <text:p text:style-name="P46"/>
      <text:p text:style-name="Code">interface IProductionRule {</text:p>
      <text:p text:style-name="Code"><text:s text:c="3"/>IParseTree produce(IContext ctx);</text:p>
      <text:p text:style-name="Code">}</text:p>
      <text:p text:style-name="P46">Die ProductionRule Klasse ist das Herzstück unserer dynamischen Implementation und sieht ca. so aus:</text:p>
      <text:p text:style-name="Code"/>
      <text:p text:style-name="Code">class ProductionRule</text:p>
      <text:p text:style-name="Code">{</text:p>
      <text:p text:style-name="Code"><text:s text:c="3"/>NonTerminal nonterminal;</text:p>
      <text:p text:style-name="Code"><text:s text:c="3"/>Map&lt;Terminal, List&lt;IGrammarSymbol&gt;&gt; productionTable;</text:p>
      <text:p text:style-name="Code"/>
      <text:p text:style-name="Code"><text:s text:c="3"/>public ISyntaxTree produce(IContext ctx){</text:p>
      <text:p text:style-name="Code"><text:s text:c="6"/>ISyntaxTree node = new SyntaxNode(nonterminal);</text:p>
      <text:p text:style-name="Code"><text:s text:c="6"/>List&lt;IGrammarSymbol&gt; production = productionTable[ctx.terminal];</text:p>
      <text:p text:style-name="Code"><text:s text:c="6"/>for(IGrammarSymbol s : production){</text:p>
      <text:p text:style-name="Code"><text:s text:c="9"/>if(s instanceof Terminal){</text:p>
      <text:p text:style-name="Code"><text:s text:c="11"/>if(ctx.terminal.equals(s)){ </text:p>
      <text:p text:style-name="Code"><text:s text:c="13"/>ctx.consume(ctx.terminal); </text:p>
      <text:p text:style-name="Code"><text:s text:c="13"/>node.addChild(new SyntaxLeaf((Terminal)s));</text:p>
      <text:p text:style-name="Code"><text:s text:c="11"/>}</text:p>
      <text:p text:style-name="Code"><text:s text:c="9"/>}else if(s instanceof NonTerminal){</text:p>
      <text:p text:style-name="Code"><text:s text:c="11"/>ISyntaxTree sub = s.ProductionRule.produce();</text:p>
      <text:p text:style-name="Code"><text:s text:c="11"/>node.addChild(sub);</text:p>
      <text:p text:style-name="Code"><text:s text:c="9"/>}</text:p>
      <text:p text:style-name="Code"><text:s text:c="6"/>}</text:p>
      <text:p text:style-name="Code"><text:s text:c="6"/>return node;</text:p>
      <text:p text:style-name="Code"><text:s text:c="3"/>}</text:p>
      <text:p text:style-name="Code">}</text:p>
      <text:h text:style-name="P75" text:outline-level="2">Assembler / „Assemblizer“</text:h>
      <text:p text:style-name="P39"/>
      <text:p text:style-name="P47"><text:span text:style-name="T29">T</text:span>ODO</text:p>
      <text:p text:style-name="P60"/>
      <text:p text:style-name="Text_20_body"/>
      <text:h text:style-name="P7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20T20:06:21.133647254</dc:date>
    <meta:editing-duration>P1DT3H9M58S</meta:editing-duration>
    <meta:editing-cycles>66</meta:editing-cycles>
    <meta:generator>LibreOffice/4.1.3.2$Linux_X86_64 LibreOffice_project/410m0$Build-2</meta:generator>
    <meta:document-statistic meta:table-count="4" meta:image-count="0" meta:object-count="0" meta:page-count="11" meta:paragraph-count="203" meta:word-count="1492" meta:character-count="10950" meta:non-whitespace-character-count="9488"/>
  </office:meta>
</office:document-meta>
</file>